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8535f"/>
    </style:style>
    <style:style style:name="P2" style:family="paragraph" style:parent-style-name="Standard">
      <style:paragraph-properties fo:text-align="start" style:justify-single-word="false"/>
      <style:text-properties officeooo:paragraph-rsid="0018535f"/>
    </style:style>
    <style:style style:name="P3" style:family="paragraph" style:parent-style-name="Standard" style:list-style-name="L1">
      <style:paragraph-properties fo:text-align="start" style:justify-single-word="false"/>
      <style:text-properties officeooo:paragraph-rsid="001acfce"/>
    </style:style>
    <style:style style:name="P4" style:family="paragraph" style:parent-style-name="Standard">
      <style:paragraph-properties fo:text-align="justify" style:justify-single-word="false"/>
      <style:text-properties officeooo:paragraph-rsid="0018535f"/>
    </style:style>
    <style:style style:name="P5" style:family="paragraph" style:parent-style-name="Standard">
      <style:paragraph-properties fo:text-align="justify" style:justify-single-word="false"/>
      <style:text-properties officeooo:paragraph-rsid="0019589c"/>
    </style:style>
    <style:style style:name="P6" style:family="paragraph" style:parent-style-name="Standard">
      <style:paragraph-properties fo:text-align="justify" style:justify-single-word="false"/>
      <style:text-properties officeooo:paragraph-rsid="001acfce"/>
    </style:style>
    <style:style style:name="P7" style:family="paragraph" style:parent-style-name="Standard">
      <style:paragraph-properties fo:text-align="justify" style:justify-single-word="false"/>
      <style:text-properties officeooo:paragraph-rsid="001bf791"/>
    </style:style>
    <style:style style:name="P8" style:family="paragraph" style:parent-style-name="Standard">
      <style:paragraph-properties fo:text-align="justify" style:justify-single-word="false"/>
      <style:text-properties officeooo:paragraph-rsid="001d8741"/>
    </style:style>
    <style:style style:name="P9" style:family="paragraph" style:parent-style-name="Standard">
      <style:text-properties fo:font-weight="normal" officeooo:paragraph-rsid="001d8741" style:font-weight-asian="normal" style:font-weight-complex="normal"/>
    </style:style>
    <style:style style:name="P10" style:family="paragraph" style:parent-style-name="Standard">
      <style:text-properties officeooo:paragraph-rsid="001d8741"/>
    </style:style>
    <style:style style:name="T1" style:family="text">
      <style:text-properties officeooo:rsid="0018535f"/>
    </style:style>
    <style:style style:name="T2" style:family="text">
      <style:text-properties officeooo:rsid="0019589c"/>
    </style:style>
    <style:style style:name="T3" style:family="text">
      <style:text-properties officeooo:rsid="001acfce"/>
    </style:style>
    <style:style style:name="T4" style:family="text">
      <style:text-properties fo:font-weight="bold" officeooo:rsid="0018535f" style:font-weight-asian="bold" style:font-weight-complex="bold"/>
    </style:style>
    <style:style style:name="T5" style:family="text">
      <style:text-properties fo:font-weight="bold" officeooo:rsid="0019589c" style:font-weight-asian="bold" style:font-weight-complex="bold"/>
    </style:style>
    <style:style style:name="T6" style:family="text">
      <style:text-properties fo:font-weight="bold" officeooo:rsid="001acfce" style:font-weight-asian="bold" style:font-weight-complex="bold"/>
    </style:style>
    <style:style style:name="T7" style:family="text">
      <style:text-properties fo:font-weight="bold" officeooo:rsid="001d8741" style:font-weight-asian="bold" style:font-weight-complex="bold"/>
    </style:style>
    <style:style style:name="T8" style:family="text">
      <style:text-properties fo:font-weight="bold" officeooo:rsid="001cade9" style:font-weight-asian="bold" style:font-weight-complex="bold"/>
    </style:style>
    <style:style style:name="T9" style:family="text">
      <style:text-properties fo:font-weight="bold" officeooo:rsid="001e0ff7" style:font-weight-asian="bold" style:font-weight-complex="bold"/>
    </style:style>
    <style:style style:name="T10" style:family="text">
      <style:text-properties fo:font-weight="bold" officeooo:rsid="001ec6c4" style:font-weight-asian="bold" style:font-weight-complex="bold"/>
    </style:style>
    <style:style style:name="T11" style:family="text">
      <style:text-properties fo:font-weight="normal" officeooo:rsid="001acfce" style:font-weight-asian="normal" style:font-weight-complex="normal"/>
    </style:style>
    <style:style style:name="T12" style:family="text">
      <style:text-properties fo:font-weight="normal" officeooo:rsid="001bf791" style:font-weight-asian="normal" style:font-weight-complex="normal"/>
    </style:style>
    <style:style style:name="T13" style:family="text">
      <style:text-properties fo:font-weight="normal" officeooo:rsid="001cade9" style:font-weight-asian="normal" style:font-weight-complex="normal"/>
    </style:style>
    <style:style style:name="T14" style:family="text">
      <style:text-properties fo:font-weight="normal" officeooo:rsid="001d8741" style:font-weight-asian="normal" style:font-weight-complex="normal"/>
    </style:style>
    <style:style style:name="T15" style:family="text">
      <style:text-properties fo:font-weight="normal" officeooo:rsid="001ec6c4" style:font-weight-asian="normal" style:font-weight-complex="normal"/>
    </style:style>
    <style:style style:name="T16" style:family="text">
      <style:text-properties officeooo:rsid="00361816" style:font-weight-asian="normal" style:font-weight-complex="normal"/>
    </style:style>
    <style:style style:name="T17" style:family="text">
      <style:text-properties officeooo:rsid="001d8741" style:font-weight-asian="normal" style:font-weight-complex="normal"/>
    </style:style>
    <style:style style:name="T18" style:family="text">
      <style:text-properties fo:font-variant="normal" fo:text-transform="none" fo:color="#000000" style:font-name="Times New Roman" fo:font-size="14pt" fo:letter-spacing="normal" fo:font-style="normal" fo:font-weight="normal" officeooo:rsid="001bf791" style:font-size-asian="14pt" style:font-weight-asian="normal" style:font-size-complex="14pt" style:font-weight-complex="normal"/>
    </style:style>
    <style:style style:name="T19" style:family="text">
      <style:text-properties fo:font-variant="normal" fo:text-transform="none" fo:color="#000000" style:font-name="Times New Roman" fo:font-size="12pt" fo:letter-spacing="normal" fo:font-style="normal" fo:font-weight="normal" officeooo:rsid="001bf791" style:font-size-asian="12pt" style:font-weight-asian="normal" style:font-size-complex="12pt" style:font-weight-complex="normal"/>
    </style:style>
    <style:style style:name="T20" style:family="text">
      <style:text-properties fo:font-size="12pt" fo:font-weight="normal" officeooo:rsid="001acfce" style:font-size-asian="12pt" style:font-weight-asian="normal" style:font-size-complex="12pt" style:font-weight-complex="normal"/>
    </style:style>
    <style:style style:name="T21" style:family="text">
      <style:text-properties officeooo:rsid="001d8741"/>
    </style:style>
    <style:style style:name="T22" style:family="text">
      <style:text-properties officeooo:rsid="001e0ff7"/>
    </style:style>
    <style:style style:name="T23" style:family="text">
      <style:text-properties officeooo:rsid="001ec6c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План ответа.</text:span></text:p>
      <text:p text:style-name="P2"><text:span text:style-name="T1"><text:tab/></text:span><text:span text:style-name="T4">1. </text:span><text:span text:style-name="T5">Актуальность выбранной темы</text:span></text:p>
      <text:p text:style-name="P4"><text:span text:style-name="T1"><text:tab/>В настоящее время в связи со стремительным развитием цифровой фотографии и цифрового видео очень перспективной является распознавание образов на цифровых изображениях</text:span></text:p>
      <text:p text:style-name="P4"><text:span text:style-name="T1"><text:tab/>Значительный интерес представляет разработка ПО обнаружения и распознавания узкого класса объектов — лиц человека.</text:span></text:p>
      <text:p text:style-name="P4"><text:span text:style-name="T1"><text:tab/>Информацию об окружающем мире, человек получает при помощи зрения. Этим занимается самый большой участок коры головного мозга и сетчатка глаза. Но современные компьютеры практически лишены зрения. Сейчас мощностей современных компьютеров уже хватает для анализа хотя бы части зрительной информации. Так же стремительно развивается производство сравнительно дешевых специализированных компьютерных видеокамер. Но они используются только для передачи изображения по интернету. Поэтому становится актуальной задача разработки ПО <text:s/>которое могло бы обрабатывать вводимые ими изображения и анализировать содержащуюся в них информацию. </text:span><text:span text:style-name="T2">Первая задача — определение присутствия человека перед компьютером, это позволит автоматически выключать монитор или блокировать компьютер. Это экономит электроэнергию и продлевает срок службы монитора. Вторая задача — определение личности работающего за компьютером человека. Это позволит повысить надежность обеспечения прав доступа к информации и сделать эту процедуру более дружественной по отношению к человеку.</text:span></text:p>
      <text:p text:style-name="P6"><text:span text:style-name="T2"><text:tab/></text:span><text:span text:style-name="T5">2. </text:span><text:span text:style-name="T6">Требования к ПО</text:span></text:p>
      <text:p text:style-name="P6"><text:span text:style-name="T2"><text:tab/>ПО для автоматической авторизации пользователей, должно иметь следующие возможности:</text:span></text:p>
      <text:p text:style-name="P5"><text:span text:style-name="T2"><text:tab/>- </text:span><text:span text:style-name="T3">Локализация лица на цифровом изображении, полученном с цифровой видеокамеры.</text:span></text:p>
      <text:list xml:id="list488773241" text:style-name="L1">
        <text:list-header>
          <text:p text:style-name="P3"><text:span text:style-name="T3">- Автоматическое выключение дисплея или блокировка компьютера при отсутствии человека перед камерой.</text:span></text:p>
          <text:p text:style-name="P3"><text:span text:style-name="T3">- Определение личности человека сидящего за компьютером и предоставление управления компьютером, только после успешного распознавания.</text:span></text:p>
          <text:p text:style-name="P3"><text:span text:style-name="T3">ПО должно работать под управлением ОС семейства Unix.</text:span></text:p>
          <text:p text:style-name="P3"><text:span text:style-name="T6">3. Обзор алгоритмов обнаружения и распознавания лиц. </text:span></text:p>
        </text:list-header>
      </text:list>
      <text:p text:style-name="P6"><text:span text:style-name="T6"><text:tab/></text:span><text:span text:style-name="T11">Существующие алгоритмы обнаружения и распознавания лиц делятся на 2 большие группы: «Эмпирическое распознавание» и «Моделирование изображения лица». </text:span></text:p>
      <text:p text:style-name="P7"><text:span text:style-name="T11"><text:tab/>Первая группа методов отталкивается от опыта человека и пытается формализовать и алгоритмизировать этот опыт. </text:span><text:span text:style-name="T12">Строится определенный набор правил, которым должен отвечать фрагмент изображения. </text:span><text:span text:style-name="T19">Этот набор правил является попыткой формализовать эмпирические знания о том, как именно выглядит лицо на изображениях и чем руководствуется человек при принятии решения лицо он видит или нет.</text:span><text:span text:style-name="T20"> </text:span><text:span text:style-name="T12">Выделяют простые и очевидные свойства изображения лица, например черты лица, симметричность лица. Недостатк</text:span><text:span text:style-name="T13">и</text:span><text:span text:style-name="T12"> эт</text:span><text:span text:style-name="T13">их</text:span><text:span text:style-name="T12"> мето</text:span><text:span text:style-name="T13">дов</text:span><text:span text:style-name="T12"> <text:s/></text:span><text:span text:style-name="T13">- мало изучены процессы функционирования мозга во время распознавания образов, трудно перевести неформальны человеческий опыт и знания в набор формальных правил.</text:span></text:p>
      <text:p text:style-name="P8"><text:span text:style-name="T12"><text:tab/>Вторая группа методов подходит к этой проблеме с другой стороны — старается выявить закономерности и свойства изображения лица неявно, применяя методы математической статистики и машинного обучения. Методы этой категории опираются на инструментарий распознавания образов. Поиск лиц на изображениях с помощью этих методов заключается в полном переборе всех прямоугольных фрагментов изображения, всевозможных размеров и проверки каждого фрагмента на наличие лица. </text:span><text:span text:style-name="T13">Недостатки этих методов — зависимость от ориентации и масштаба лица; требуется достаточно хорошая обучающая выборка,; высокая вычислительная сложность. </text:span></text:p>
      <text:p text:style-name="P8"><text:span text:style-name="T13"><text:tab/></text:span><text:span text:style-name="T7">4. </text:span><text:span text:style-name="T8">Достоинства нейронных сетей для задачи распознавания лиц.</text:span><text:span text:style-name="T13"><text:tab/></text:span></text:p>
      <text:p text:style-name="P10"><text:span text:style-name="T16"><text:tab/>Преимущество использования нейронных сетей для обнаружения лица – обучаемость системы для выделения ключевых характеристик лица из обучающих выборок. </text:span><text:span text:style-name="T17">Устойчивость </text:span><text:soft-page-break/><text:span text:style-name="T17">к искажению и зашумлению данных.</text:span></text:p>
      <text:p text:style-name="P10"><text:span text:style-name="T17"><text:tab/></text:span><text:span text:style-name="T7">5. Недостатки стандартных нейросетевых архитектур.</text:span></text:p>
      <text:p text:style-name="P9"><text:span text:style-name="T21"><text:tab/>- Необходимость применения ансамбля нейронных сетей, что отрицательно сказывается на вычислительной сложности решения задачи и времени выполнения</text:span></text:p>
      <text:p text:style-name="P9"><text:span text:style-name="T21"><text:tab/>- <text:s/>Как правило НС применяются совместно со вспомогательными методами выделения сюжетной части изображения (сегментация по цвету кожи, выделение контуров...) которые требуют качественной и кропотливой предобработки данных, что является не эффективным.</text:span></text:p>
      <text:p text:style-name="P9"><text:span text:style-name="T21"><text:tab/>- <text:s/>Чувствительность к внешним факторам (освещение, индивидуальные особенности лица, изменение ориентации).</text:span></text:p>
      <text:p text:style-name="P9"><text:span text:style-name="T21"><text:tab/>- Изображение обычно имеет большую размерность, в следствии чего растет размерность <text:s/>НС</text:span></text:p>
      <text:p text:style-name="P9"><text:span text:style-name="T21"><text:tab/>- Топология ввода полностью игнорируется. Входные данные могут быть представлены в любом порядки, в виде одного вектора, в следствии чего теряется информация о взаимном расположении пикселей на изображении.</text:span></text:p>
      <text:p text:style-name="P9"><text:span text:style-name="T21"><text:tab/></text:span><text:span text:style-name="T7">6. Преимущества сверточных нейронных сетей</text:span></text:p>
      <text:p text:style-name="P9"><text:span text:style-name="T7"><text:tab/></text:span><text:span text:style-name="T21">От описанных недостатков лишены так называемые сверточные нейронные сети. Они частично устойчивы к изменению масштаба, поворотам, сдвигам, пространственным искажениям. Это достигается за счет трех архитектурных идей:</text:span></text:p>
      <text:p text:style-name="P9"><text:span text:style-name="T21"><text:tab/>- локальные рецепторные поля (обеспечивают локальную двумерную связность нейронов)</text:span></text:p>
      <text:p text:style-name="P9"><text:span text:style-name="T21"><text:tab/>- Общие веса (обеспечивает детектирование некоторых черт в любом месте изображения и уменьшает кол-во весовых коэффициентов).</text:span></text:p>
      <text:p text:style-name="P9"><text:span text:style-name="T21"><text:tab/>- Иерархическая организация с пространственными подвыборками.</text:span></text:p>
      <text:p text:style-name="P9"><text:span text:style-name="T21"><text:tab/></text:span><text:span text:style-name="T9">7. Генетические алгоритмы</text:span></text:p>
      <text:p text:style-name="P9"><text:span text:style-name="T22"><text:tab/>Генетические алгоритмы — это процедуры поиска, основанные на механизмах естественного отбора и наследования.</text:span></text:p>
      <text:p text:style-name="P9"><text:span text:style-name="T22"><text:tab/></text:span><text:span text:style-name="T9">8. Генетические алгоритмы для обучения нейронных сетей</text:span></text:p>
      <text:p text:style-name="P9"><text:span text:style-name="T22"><text:tab/>Задача состоит в оптимизации весов связей. Веса кодируются в виде последовательностей <text:s/>- хромосом. В качестве функции приспособленности используется сумма квадратов погрешностей.</text:span></text:p>
      <text:p text:style-name="P9"><text:span text:style-name="T22"><text:tab/>Преимущества:</text:span></text:p>
      <text:p text:style-name="P9"><text:span text:style-name="T22"><text:tab/>- Глобальный просмотр пространства весов, позволяют избегать локальные минимумы.</text:span></text:p>
      <text:p text:style-name="P9"><text:span text:style-name="T22"><text:tab/>- Могут использоваться в тех задачах, где информацию о градиентах получить очень сложно, либо она оказывается слишком дорогостоящей.</text:span></text:p>
      <text:p text:style-name="P9"><text:span text:style-name="T22"><text:tab/></text:span><text:span text:style-name="T10">9. Генетические алгоритмы с вещественным кодированием.</text:span></text:p>
      <text:p text:style-name="P7"><text:span text:style-name="T13"><text:tab/></text:span><text:span text:style-name="T15">Основная идея заключается в том, чтобы напрямую представлять гены в виде вещественных чисел. Вектор хромосомы состоит из вектора вещественных чисел. <text:s/>Стандартные операторы скрещивания и мутации не подходят — так как <text:s/>алгоритм работает только с вещественными числами. Поэтому были разработаны и исследованы специальные операторы</text:span></text:p>
      <text:p text:style-name="P7"><text:span text:style-name="T15"><text:tab/>Преимущества:</text:span></text:p>
      <text:p text:style-name="P7"><text:span text:style-name="T15"><text:tab/>- Применение вещественного кодирования может повысить точность найденных решений</text:span></text:p>
      <text:p text:style-name="P7"><text:span text:style-name="T15"><text:tab/>- Повышение скорости нахождения глобального минимума или максимума, за чет отсутствия кодирования и декодирования хромосом на каждом шаге алгоритма.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on </meta:initial-creator>
    <meta:creation-date>2011-03-30T21:06:32</meta:creation-date>
    <meta:document-statistic meta:table-count="0" meta:image-count="0" meta:object-count="0" meta:page-count="2" meta:paragraph-count="40" meta:word-count="763" meta:character-count="6192"/>
    <dc:date>2011-03-30T23:22:28</dc:date>
    <dc:creator>anton </dc:creator>
    <meta:editing-duration>PT00H20M02S</meta:editing-duration>
    <meta:editing-cycles>1</meta:editing-cycles>
    <meta:generator>OpenOffice.org/3.2$Unix OpenOffice.org_project/320m19$Build-9505</meta:generator>
  </office:meta>
</office:document-meta>
</file>